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6cm" fo:margin-left="-0.191cm" table:align="left" style:writing-mode="lr-tb"/>
    </style:style>
    <style:style style:name="Table1.A" style:family="table-column">
      <style:table-column-properties style:column-width="11.192cm"/>
    </style:style>
    <style:style style:name="Table1.B" style:family="table-column">
      <style:table-column-properties style:column-width="6.0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9pt" fo:letter-spacing="0.071cm" style:font-size-asian="9pt" style:font-name-complex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text-properties style:font-name="Arial" fo:font-size="12pt" fo:letter-spacing="0.106cm" fo:font-weight="bold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etter-spacing="0.106cm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fo:font-weight="bold" style:font-size-asian="9pt" style:font-weight-asian="bold" style:font-name-complex="Times New Roman" style:font-size-complex="17pt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style:font-size-asian="9pt" style:font-name-complex="Times New Roman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</style:style>
    <style:style style:name="P18" style:family="paragraph" style:parent-style-name="Standard">
      <style:paragraph-properties fo:padding="0cm" fo:border-left="none" fo:border-right="none" fo:border-top="none" fo:border-bottom="0.74pt solid #000000"/>
      <style:text-properties style:font-name="Arial" fo:font-size="11pt" fo:font-weight="bold" style:font-size-asian="11pt" style:font-weight-asian="bold" style:font-name-complex="Arial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0" style:family="paragraph" style:parent-style-name="Standard" style:master-page-name="Standard">
      <style:paragraph-properties fo:text-align="justify" style:justify-single-word="false" style:page-number="auto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53cm" style:font-size-asian="17pt" style:font-name-complex="Times New Roman"/>
    </style:style>
    <style:style style:name="P21" style:family="paragraph" style:parent-style-name="Heading_20_1">
      <style:text-properties style:font-name="Times New Roman" fo:font-size="22pt" style:font-size-asian="22pt" style:font-name-complex="Times New Roman" style:font-size-complex="22pt"/>
    </style:style>
    <style:style style:name="T1" style:family="text">
      <style:text-properties style:font-name="Times New Roman" fo:font-size="17pt" fo:letter-spacing="0.053cm" style:font-size-asian="17pt" style:font-name-complex="Times New Roman"/>
    </style:style>
    <style:style style:name="T2" style:family="text">
      <style:text-properties style:font-name="Times New Roman" fo:font-size="17pt" fo:letter-spacing="0.053cm" fo:font-weight="bold" style:font-size-asian="17pt" style:font-weight-asian="bold" style:font-name-complex="Times New Roman"/>
    </style:style>
    <style:style style:name="T3" style:family="text"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T4" style:family="text">
      <style:text-properties style:font-name="Times New Roman" fo:font-size="22pt" style:font-size-asian="22pt" style:font-name-complex="Times New Roman" style:font-size-complex="2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7"><text:span text:style-name="T2">NIEDERSÄCHSISCHE LANDESSCHULBEHÖRDE</text:span></text:p>
      <text:p text:style-name="P14">ABTEILUNG HANNOVER</text:p>
      <text:p text:style-name="P15"/>
      <text:p text:style-name="P16"/>
      <text:p text:style-name="P2"/>
      <text:p text:style-name="Standard"/>
      <text:p text:style-name="P3"/>
      <text:p text:style-name="P1"/>
      <text:p text:style-name="Standard"/>
      <text:p text:style-name="Standard"/>
      <text:p text:style-name="Standard"/>
      <text:p text:style-name="P4"/>
      <text:h text:style-name="P21" text:outline-level="1">BESCHEINIGUNG</text:h>
      <text:p text:style-name="P9"/>
      <text:p text:style-name="P12"><text:bookmark text:name="zweit"/></text:p>
      <text:p text:style-name="P11"/>
      <text:p text:style-name="P10">Max Mustermann</text:p>
      <text:p text:style-name="P18"><text:bookmark text:name="name"/></text:p>
      <text:p text:style-name="P4"><text:span text:style-name="T9"><text:s/></text:span><text:tab/> <text:s text:c="33"/></text:p>
      <text:p text:style-name="P19"><text:span text:style-name="T5">geboren am <text:s text:c="4"/></text:span><text:bookmark text:name="gebdat"/><text:span text:style-name="T5">11.11.1111 <text:s text:c="4"/>in <text:s text:c="3"/></text:span><text:bookmark text:name="gebort"/><text:span text:style-name="T5">Hannover</text:span></text:p>
      <text:p text:style-name="P4"/>
      <text:p text:style-name="P4"/>
      <text:p text:style-name="P4"/>
      <text:p text:style-name="P4"/>
      <text:p text:style-name="P4"/>
      <text:p text:style-name="P3"><text:span text:style-name="T5">hat am Abschlussverfahren </text:span></text:p>
      <text:p text:style-name="P3"><text:span text:style-name="T5">gemäß der Verordnung über die Abschlüsse im Sekundarbereich I </text:span></text:p>
      <text:p text:style-name="P3"><text:span text:style-name="T5">der allgemein bildenden Schulen </text:span></text:p>
      <text:p text:style-name="P3"><text:span text:style-name="T5">einschließlich der Freien Waldorfschulen (AVO-Sek I) </text:span></text:p>
      <text:p text:style-name="P3"><text:span text:style-name="T5">vom 07. April 1994 in der jeweils gültigen Fassung</text:span></text:p>
      <text:p text:style-name="P5">mit Erfolg teilgenommen und den</text:p>
      <text:p text:style-name="P7"/>
      <text:p text:style-name="P7"/>
      <text:p text:style-name="P3"><text:span text:style-name="T7">Erweiterten Sekundarabschluss I </text:span></text:p>
      <text:p text:style-name="P13"/>
      <text:p text:style-name="P5"/>
      <text:p text:style-name="P5">erworben.</text:p>
      <text:p text:style-name="P5"/>
      <text:p text:style-name="P5"/>
      <text:p text:style-name="P5"/>
      <text:p text:style-name="P3"><text:span text:style-name="T5">Diese Bescheinigung gilt nur in Verbindung mit dem Abschlusszeugnis</text:span></text:p>
      <text:p text:style-name="P3"><text:span text:style-name="T5">der Freien Waldorfschule Hannover-Bothfeld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Hannover, den 14.06.2018</text:span></text:p>
          </table:table-cell>
          <table:table-cell table:style-name="Table1.A1" office:value-type="string">
            <text:p text:style-name="P5">Im Auftrage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ms Rmn" fo:font-family="'Tms Rmn', 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etter-spacing="0.071cm" fo:font-weight="bold" style:font-size-asian="20pt" style:font-weight-asian="bold" style:font-name-complex="Arial" style:font-family-complex="Arial" style:font-family-generic-complex="swiss" style:font-pitch-complex="variable"/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EI WALDORFSCHULE HANNOVER - BOTHFELD</dc:title>
    <dc:subject/>
    <meta:keyword/>
    <meta:initial-creator>Peter Bauersachs</meta:initial-creator>
    <meta:creation-date>2016-06-09T07:57:00</meta:creation-date>
    <dc:creator>Ursus maritimus</dc:creator>
    <dc:date>2018-06-13T13:44:00</dc:date>
    <meta:print-date>2013-06-15T09:37:00</meta:print-date>
    <meta:editing-cycles>6</meta:editing-cycles>
    <meta:document-statistic meta:table-count="1" meta:image-count="0" meta:object-count="0" meta:page-count="1" meta:paragraph-count="18" meta:word-count="70" meta:character-count="600" meta:non-whitespace-character-count="495"/>
    <meta:generator>LibreOffice/6.2.4.2$Linux_X86_64 LibreOffice_project/20$Build-2</meta:generator>
  </office:meta>
</office:document-meta>
</file>